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6552" calcext:value-type="float">
            <text:p>137.7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77704" calcext:value-type="float">
            <text:p>137.0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3704" calcext:value-type="float">
            <text:p>136.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3264" calcext:value-type="float">
            <text:p>135.8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49616" calcext:value-type="float">
            <text:p>134.8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4812" calcext:value-type="float">
            <text:p>133.5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31256" calcext:value-type="float">
            <text:p>132.7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2304" calcext:value-type="float">
            <text:p>131.9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9448" calcext:value-type="float">
            <text:p>131.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04336" calcext:value-type="float">
            <text:p>130.7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59912" calcext:value-type="float">
            <text:p>130.3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352" calcext:value-type="float">
            <text:p>129.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10488" calcext:value-type="float">
            <text:p>128.1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80264" calcext:value-type="float">
            <text:p>127.0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23904" calcext:value-type="float">
            <text:p>125.7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6904" calcext:value-type="float">
            <text:p>125.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29672" calcext:value-type="float">
            <text:p>124.6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9552" calcext:value-type="float">
            <text:p>123.6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89136" calcext:value-type="float">
            <text:p>123.3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6008" calcext:value-type="float">
            <text:p>122.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9244" calcext:value-type="float">
            <text:p>122.3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14632" calcext:value-type="float">
            <text:p>126.2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9776" calcext:value-type="float">
            <text:p>124.6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0232" calcext:value-type="float">
            <text:p>121.4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31152" calcext:value-type="float">
            <text:p>121.2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14288" calcext:value-type="float">
            <text:p>120.4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6" calcext:value-type="float">
            <text:p>120.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0352" calcext:value-type="float">
            <text:p>118.6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14928" calcext:value-type="float">
            <text:p>117.9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312" calcext:value-type="float">
            <text:p>116.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3192" calcext:value-type="float">
            <text:p>114.6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9272" calcext:value-type="float">
            <text:p>113.8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7816" calcext:value-type="float">
            <text:p>112.8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5752" calcext:value-type="float">
            <text:p>112.3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4832" calcext:value-type="float">
            <text:p>112.5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12" calcext:value-type="float">
            <text:p>110.6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0464" calcext:value-type="float">
            <text:p>109.6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6872" calcext:value-type="float">
            <text:p>109.8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024" calcext:value-type="float">
            <text:p>108.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152" calcext:value-type="float">
            <text:p>107.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8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2728" calcext:value-type="float">
            <text:p>107.9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7936" calcext:value-type="float">
            <text:p>106.1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644" calcext:value-type="float">
            <text:p>104.8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5656" calcext:value-type="float">
            <text:p>103.1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5656" calcext:value-type="float">
            <text:p>103.1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7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5768" calcext:value-type="float">
            <text:p>101.7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8288" calcext:value-type="float">
            <text:p>99.0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7464" calcext:value-type="float">
            <text:p>97.0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6776" calcext:value-type="float">
            <text:p>93.0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2904" calcext:value-type="float">
            <text:p>91.0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6224" calcext:value-type="float">
            <text:p>90.9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344" calcext:value-type="float">
            <text:p>88.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7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1528" calcext:value-type="float">
            <text:p>83.0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6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1008" calcext:value-type="float">
            <text:p>75.1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501</text:p>
          </table:table-cell>
          <table:table-cell office:value-type="string" calcext:value-type="string">
            <text:p>TWDB:1028501</text:p>
          </table:table-cell>
          <table:table-cell office:value-type="string" calcext:value-type="string">
            <text:p>196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